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mbus Sans" fo:font-size="16pt" officeooo:rsid="000ebdf0" officeooo:paragraph-rsid="000ebdf0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Nimbus Sans" fo:font-size="14pt" officeooo:rsid="000ebdf0" officeooo:paragraph-rsid="000ebdf0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Nimbus Sans" fo:font-size="20pt" officeooo:rsid="000ebdf0" officeooo:paragraph-rsid="000ebdf0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officeooo:paragraph-rsid="000ebdf0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style:font-name="Nimbus Sans" fo:font-size="14pt" officeooo:rsid="000ebdf0" style:font-size-asian="12.25pt" style:font-size-complex="14pt"/>
    </style:style>
    <style:style style:name="T3" style:family="text">
      <style:text-properties style:font-name="Nimbus Sans" officeooo:rsid="000ebdf0"/>
    </style:style>
    <style:style style:name="T4" style:family="text">
      <style:text-properties style:font-name="Nimbus Sans" fo:font-size="12pt" officeooo:rsid="000ebdf0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lient-Server TCP Chat aplikacija</text:p>
      <text:p text:style-name="P3"/>
      <text:p text:style-name="P1"/>
      <text:p text:style-name="P2">Postovani profesore,</text:p>
      <text:p text:style-name="P2"/>
      <text:p text:style-name="P2"/>
      <text:p text:style-name="P2"/>
      <text:p text:style-name="P2">Moj predlog za prvi projektni zadatak iz CS323 je prost CLI chat sistem koji se sastoji od jedne server i<text:span text:style-name="T1"> </text:span>vise mogucih klijent aplikacija. Server, a i klijent takodje, su bazirane na principu multithreadinga sto serveru omogucuju da opsluzuje vise klijenata a klijentu da u isto vreme salje i prima poruke. Server aplikacija se pokrece uz jedan command line parametar koji je port na kojem se server pokrece a klijent aplikacija sa parametrima na kojoj adresi i portu se nalazi server sa kojim ce vrsiti komunikaciju. Prilikom pokretanja klijent aplikacije korisnik bira korisnicko ime i automatski se povezuje na izabrani server ako na njemu ima mesta. Uz predlog prilozicu i link do GitHub repo-a sa veoma iskomentarisanim source kodom.</text:p>
      <text:p text:style-name="P2"/>
      <text:p text:style-name="P2"/>
      <text:p text:style-name="P2"/>
      <text:p text:style-name="P2"/>
      <text:p text:style-name="P2"/>
      <text:p text:style-name="P2"/>
      <text:p text:style-name="P2">Nikola Tasic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4">github: </text:span><text:a xlink:type="simple" xlink:href="https://github.com/7aske/cchat" text:style-name="Internet_20_link" text:visited-style-name="Visited_20_Internet_20_Link"><text:span text:style-name="T4">https://github.com/7aske/cchat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06:26:07.113911090</meta:creation-date>
    <dc:date>2019-03-31T06:37:46.680240331</dc:date>
    <meta:editing-duration>PT39S</meta:editing-duration>
    <meta:editing-cycles>1</meta:editing-cycles>
    <meta:document-statistic meta:table-count="0" meta:image-count="0" meta:object-count="0" meta:page-count="1" meta:paragraph-count="5" meta:word-count="129" meta:character-count="841" meta:non-whitespace-character-count="717"/>
    <meta:generator>LibreOffice/6.2.2.2$Linux_X86_64 LibreOffice_project/20$Build-2</meta:generator>
  </office:meta>
</office:document-meta>
</file>